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cbf6" officeooo:paragraph-rsid="0007cbf6"/>
    </style:style>
    <style:style style:name="P2" style:family="paragraph" style:parent-style-name="Standard">
      <style:text-properties officeooo:rsid="00086a34" officeooo:paragraph-rsid="00086a34"/>
    </style:style>
    <style:style style:name="P3" style:family="paragraph" style:parent-style-name="Standard">
      <style:text-properties officeooo:rsid="0009c012" officeooo:paragraph-rsid="0009c012"/>
    </style:style>
    <style:style style:name="T1" style:family="text">
      <style:text-properties officeooo:rsid="0007cd4e"/>
    </style:style>
    <style:style style:name="T2" style:family="text">
      <style:text-properties officeooo:rsid="000a75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Net Architecture <text:span text:style-name="T1">with Batch Normalization</text:span></text:p>
      <text:p text:style-name="P1">Feature scaling<text:span text:style-name="T2">(Standard Scaling)</text:span> on the entire dataset followed by splitting into training and testing dataset</text:p>
      <text:p text:style-name="P1">Constant learning rate</text:p>
      <text:p text:style-name="P1">ReLU activation function in all layers</text:p>
      <text:p text:style-name="P2">Adam optimizer<text:tab/></text:p>
      <text:p text:style-name="P3">Validation Loss: 0.7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1:57:22.006473530</meta:creation-date>
    <dc:date>2019-10-17T22:00:30.678348422</dc:date>
    <meta:editing-duration>PT2M3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34" meta:character-count="252" meta:non-whitespace-character-count="222"/>
  </office:meta>
</office:document-meta>
</file>